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2.80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2.80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6.227cm" fo:min-width="3.3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3.3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179cm" fo:min-width="2.80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6.227cm" fo:min-width="2.80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marker-start="Arrow" draw:fill="none" draw:textarea-vertical-align="top"/>
    </style:style>
    <style:style style:name="gr9" style:family="graphic" style:parent-style-name="standard">
      <style:graphic-properties svg:stroke-color="#000000" draw:marker-start="Arrow" draw:fill="none" draw:textarea-vertical-align="bottom"/>
    </style:style>
    <style:style style:name="gr10" style:family="graphic" style:parent-style-name="standard">
      <style:graphic-properties draw:stroke="solid" svg:stroke-color="#000000" draw:marker-start="Arrow" draw:fill="none" draw:fill-color="#ffffff" draw:opacity="100%" draw:opacity-name="" draw:textarea-vertical-align="top"/>
    </style:style>
    <style:style style:name="gr11" style:family="graphic" style:parent-style-name="standard">
      <style:graphic-properties svg:stroke-color="#000000" draw:marker-start="Arrow" draw:textarea-vertical-align="middle"/>
    </style:style>
    <style:style style:name="gr12" style:family="graphic" style:parent-style-name="standard">
      <style:graphic-properties svg:stroke-color="#000000" draw:marker-start="Arrow" draw:marker-end="" draw:textarea-vertical-align="middle"/>
    </style:style>
    <style:style style:name="gr13" style:family="graphic" style:parent-style-name="standard">
      <style:graphic-properties svg:stroke-color="#000000" draw:marker-start="" draw:marker-end="Arrow" draw:textarea-vertical-align="middle"/>
    </style:style>
    <style:style style:name="gr14" style:family="graphic" style:parent-style-name="standard">
      <style:graphic-properties svg:stroke-color="#000000" draw:marker-start="" draw:marker-end="Arrow" draw:fill="none" draw:textarea-vertical-align="middle"/>
    </style:style>
    <style:style style:name="gr15" style:family="graphic" style:parent-style-name="standard">
      <style:graphic-properties svg:stroke-color="#000000" draw:marker-start="Arrow" draw:marker-end="" draw:fill="none" draw:textarea-vertical-align="middle"/>
    </style:style>
    <style:style style:name="gr16" style:family="graphic" style:parent-style-name="standard">
      <style:graphic-properties svg:stroke-color="#000000" draw:marker-start="Arrow" draw:fill="none" draw:fill-color="#000000" draw:textarea-vertical-align="middle"/>
    </style:style>
    <style:style style:name="gr17" style:family="graphic" style:parent-style-name="standard">
      <style:graphic-properties svg:stroke-color="#000000" draw:fill="none" draw:fill-color="#000000" draw:textarea-vertical-align="middle"/>
    </style:style>
    <style:style style:name="gr18" style:family="graphic" style:parent-style-name="standard">
      <style:graphic-properties svg:stroke-color="#000000" draw:marker-end="Arrow" draw:fill="none" draw:fill-color="#000000" draw:textarea-vertical-align="middle"/>
    </style:style>
    <style:style style:name="gr19" style:family="graphic" style:parent-style-name="standard">
      <style:graphic-properties svg:stroke-color="#000000" draw:marker-start="" draw:marker-end="Arrow" draw:fill="none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100%" fo:text-align="center"/>
      <style:text-properties fo:font-size="6pt" fo:background-color="#ffffff" style:font-size-asian="6pt" style:font-size-complex="6pt"/>
    </style:style>
    <style:style style:name="P4" style:family="paragraph">
      <loext:graphic-properties draw:fill="none"/>
      <style:paragraph-properties fo:margin-top="0cm" fo:margin-bottom="0cm" fo:line-height="100%" fo:text-align="center"/>
      <style:text-properties fo:font-size="6pt" fo:background-color="#ffffff" style:font-size-asian="6pt" style:font-size-complex="6pt"/>
    </style:style>
    <style:style style:name="P5" style:family="paragraph">
      <style:paragraph-properties fo:text-align="center"/>
      <style:text-properties fo:font-size="6pt" fo:background-color="#ffffff" style:font-size-asian="6pt" style:font-size-complex="6pt"/>
    </style:style>
    <style:style style:name="P6" style:family="paragraph">
      <loext:graphic-properties draw:fill="none"/>
      <style:paragraph-properties fo:text-align="center"/>
      <style:text-properties fo:font-size="6pt" fo:background-color="#ffffff" style:font-size-asian="6pt" style:font-size-complex="6pt"/>
    </style:style>
    <style:style style:name="P7" style:family="paragraph">
      <style:paragraph-properties fo:text-align="center"/>
      <style:text-properties fo:background-color="#ffffff"/>
    </style:style>
    <style:style style:name="P8" style:family="paragraph">
      <loext:graphic-properties draw:fill="none" draw:fill-color="#ffffff" draw:opacity="100%"/>
      <style:paragraph-properties fo:text-align="center"/>
      <style:text-properties fo:font-size="6pt" fo:background-color="#ffffff" style:font-size-asian="6pt" style:font-size-complex="6pt"/>
    </style:style>
    <style:style style:name="P9" style:family="paragraph">
      <style:paragraph-properties fo:text-align="center"/>
      <style:text-properties fo:font-size="6pt" fo:background-color="#ffffff" style:font-size-asian="18pt" style:font-size-complex="18pt"/>
    </style:style>
    <style:style style:name="P10" style:family="paragraph">
      <loext:graphic-properties draw:fill="none" draw:fill-color="#000000"/>
      <style:paragraph-properties fo:text-align="center"/>
      <style:text-properties fo:font-size="6pt" fo:background-color="#ffffff" style:font-size-asian="6pt" style:font-size-complex="6pt"/>
    </style:style>
    <style:style style:name="P11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6pt" fo:background-color="#ffffff" style:font-size-asian="6pt" style:font-size-complex="6pt"/>
    </style:style>
    <style:style style:name="T2" style:family="text">
      <style:text-properties fo:font-size="6pt" fo:background-color="#ffffff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302cm" svg:height="2.667cm" svg:x="10.906cm" svg:y="11.541cm">
          <draw:glue-point draw:id="22" svg:x="5cm" svg:y="4.525cm"/>
          <draw:glue-point draw:id="23" svg:x="5cm" svg:y="4.049cm"/>
          <draw:glue-point draw:id="24" svg:x="5cm" svg:y="3.573cm"/>
          <draw:glue-point draw:id="25" svg:x="5cm" svg:y="3.097cm"/>
          <draw:glue-point draw:id="26" svg:x="5cm" svg:y="2.62cm"/>
          <draw:glue-point draw:id="27" svg:x="5cm" svg:y="2.144cm"/>
          <draw:glue-point draw:id="28" svg:x="5cm" svg:y="1.668cm"/>
          <draw:glue-point draw:id="29" svg:x="5cm" svg:y="1.192cm"/>
          <draw:glue-point draw:id="30" svg:x="5cm" svg:y="0.716cm"/>
          <draw:glue-point draw:id="31" svg:x="5cm" svg:y="0.239cm"/>
          <draw:glue-point draw:id="32" svg:x="5cm" svg:y="-0.236cm"/>
          <draw:glue-point draw:id="33" svg:x="5cm" svg:y="-0.712cm"/>
          <draw:glue-point draw:id="34" svg:x="5cm" svg:y="-1.188cm"/>
          <draw:glue-point draw:id="35" svg:x="5cm" svg:y="-1.664cm"/>
          <draw:glue-point draw:id="36" svg:x="5cm" svg:y="-2.14cm"/>
          <draw:glue-point draw:id="37" svg:x="5cm" svg:y="-2.617cm"/>
          <draw:glue-point draw:id="38" svg:x="5cm" svg:y="-2.617cm"/>
          <draw:glue-point draw:id="39" svg:x="5cm" svg:y="-3.093cm"/>
          <draw:glue-point draw:id="40" svg:x="5cm" svg:y="-3.569cm"/>
          <draw:glue-point draw:id="41" svg:x="5cm" svg:y="-4.045cm"/>
          <draw:glue-point draw:id="42" svg:x="5cm" svg:y="-4.521cm"/>
          <draw:glue-point draw:id="44" svg:x="-5cm" svg:y="-0.236cm"/>
          <draw:glue-point draw:id="45" svg:x="-5cm" svg:y="0.716cm"/>
          <text:p text:style-name="P1">Gere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302cm" svg:height="7.62cm" svg:x="2.397cm" svg:y="10.144cm">
          <draw:glue-point draw:id="69" svg:x="5cm" svg:y="-4.833cm"/>
          <draw:glue-point draw:id="70" svg:x="5cm" svg:y="-4.666cm"/>
          <draw:glue-point draw:id="71" svg:x="5cm" svg:y="-4.5cm"/>
          <draw:glue-point draw:id="72" svg:x="5cm" svg:y="-4.333cm"/>
          <draw:glue-point draw:id="73" svg:x="5cm" svg:y="-4.166cm"/>
          <draw:glue-point draw:id="74" svg:x="5cm" svg:y="-4cm"/>
          <draw:glue-point draw:id="75" svg:x="5cm" svg:y="-3.833cm"/>
          <draw:glue-point draw:id="76" svg:x="5cm" svg:y="-3.666cm"/>
          <draw:glue-point draw:id="77" svg:x="5cm" svg:y="-1.5cm"/>
          <draw:glue-point draw:id="79" svg:x="5cm" svg:y="-1.166cm"/>
          <draw:glue-point draw:id="80" svg:x="5cm" svg:y="3.333cm"/>
          <draw:glue-point draw:id="81" svg:x="5cm" svg:y="3.333cm"/>
          <draw:glue-point draw:id="82" svg:x="5cm" svg:y="3.166cm"/>
          <draw:glue-point draw:id="83" svg:x="5cm" svg:y="2.833cm"/>
          <draw:glue-point draw:id="84" svg:x="5cm" svg:y="2.5cm"/>
          <draw:glue-point draw:id="85" svg:x="5cm" svg:y="2.666cm"/>
          <draw:glue-point draw:id="86" svg:x="5cm" svg:y="2.333cm"/>
          <draw:glue-point draw:id="87" svg:x="5cm" svg:y="3cm"/>
          <draw:glue-point draw:id="88" svg:x="5cm" svg:y="2.166cm"/>
          <draw:glue-point draw:id="89" svg:x="5cm" svg:y="3.5cm"/>
          <draw:glue-point draw:id="90" svg:x="5cm" svg:y="2cm"/>
          <draw:glue-point draw:id="91" svg:x="5cm" svg:y="3.666cm"/>
          <text:p text:style-name="P1">Clie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3.81cm" svg:height="6.477cm" svg:x="26.527cm" svg:y="10.144cm">
          <draw:glue-point draw:id="4" svg:x="-5cm" svg:y="0.098cm"/>
          <draw:glue-point draw:id="5" svg:x="-5cm" svg:y="0.294cm"/>
          <draw:glue-point draw:id="6" svg:x="-5cm" svg:y="-0.097cm"/>
          <draw:glue-point draw:id="7" svg:x="5cm" svg:y="0.098cm"/>
          <draw:glue-point draw:id="8" svg:x="5cm" svg:y="-0.097cm"/>
          <draw:glue-point draw:id="9" svg:x="5cm" svg:y="-0.293cm"/>
          <draw:glue-point draw:id="10" svg:x="5cm" svg:y="0.294cm"/>
          <draw:glue-point draw:id="11" svg:x="5cm" svg:y="0.49cm"/>
          <text:p text:style-name="P1">Depto.</text:p>
          <text:p text:style-name="P1">de</text:p>
          <text:p text:style-name="P1">Proveedo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81cm" svg:height="7.62cm" svg:x="35.671cm" svg:y="10.144cm">
          <draw:glue-point draw:id="4" svg:x="-5cm" svg:y="4.833cm"/>
          <draw:glue-point draw:id="5" svg:x="-5cm" svg:y="4.666cm"/>
          <draw:glue-point draw:id="6" svg:x="-5cm" svg:y="4.5cm"/>
          <draw:glue-point draw:id="7" svg:x="-5cm" svg:y="4.333cm"/>
          <draw:glue-point draw:id="8" svg:x="-5cm" svg:y="4.166cm"/>
          <draw:glue-point draw:id="10" svg:x="-5cm" svg:y="-1cm"/>
          <draw:glue-point draw:id="11" svg:x="-5cm" svg:y="-0.333cm"/>
          <draw:glue-point draw:id="12" svg:x="-5cm" svg:y="-0.833cm"/>
          <draw:glue-point draw:id="13" svg:x="-5cm" svg:y="-0.666cm"/>
          <draw:glue-point draw:id="14" svg:x="-5cm" svg:y="-0.5cm"/>
          <text:p text:style-name="P1">Proveed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3.302cm" svg:height="3.429cm" svg:x="10.906cm" svg:y="14.335cm">
          <draw:glue-point draw:id="50" svg:x="5cm" svg:y="-4.628cm"/>
          <draw:glue-point draw:id="51" svg:x="5cm" svg:y="-4.257cm"/>
          <draw:glue-point draw:id="52" svg:x="5cm" svg:y="-3.887cm"/>
          <draw:glue-point draw:id="53" svg:x="5cm" svg:y="-3.517cm"/>
          <draw:glue-point draw:id="54" svg:x="5cm" svg:y="-3.146cm"/>
          <draw:glue-point draw:id="55" svg:x="5cm" svg:y="-2.776cm"/>
          <draw:glue-point draw:id="56" svg:x="5cm" svg:y="-2.405cm"/>
          <draw:glue-point draw:id="57" svg:x="5cm" svg:y="-2.035cm"/>
          <draw:glue-point draw:id="58" svg:x="5cm" svg:y="-1.665cm"/>
          <draw:glue-point draw:id="59" svg:x="5cm" svg:y="-1.294cm"/>
          <draw:glue-point draw:id="60" svg:x="5cm" svg:y="-0.924cm"/>
          <draw:glue-point draw:id="61" svg:x="5cm" svg:y="-0.554cm"/>
          <draw:glue-point draw:id="62" svg:x="5cm" svg:y="-0.183cm"/>
          <draw:glue-point draw:id="63" svg:x="5cm" svg:y="0.186cm"/>
          <draw:glue-point draw:id="64" svg:x="5cm" svg:y="0.557cm"/>
          <draw:glue-point draw:id="65" svg:x="5cm" svg:y="0.927cm"/>
          <draw:glue-point draw:id="66" svg:x="5cm" svg:y="1.297cm"/>
          <draw:glue-point draw:id="67" svg:x="-5cm" svg:y="0.186cm"/>
          <draw:glue-point draw:id="68" svg:x="-5cm" svg:y="0.557cm"/>
          <draw:glue-point draw:id="69" svg:x="-5cm" svg:y="-0.183cm"/>
          <draw:glue-point draw:id="70" svg:x="-5cm" svg:y="-0.554cm"/>
          <draw:glue-point draw:id="71" svg:x="-5cm" svg:y="0.927cm"/>
          <draw:glue-point draw:id="72" svg:x="-5cm" svg:y="-0.924cm"/>
          <draw:glue-point draw:id="73" svg:x="-5cm" svg:y="1.297cm"/>
          <draw:glue-point draw:id="74" svg:x="-5cm" svg:y="-1.294cm"/>
          <draw:glue-point draw:id="75" svg:x="-5cm" svg:y="1.668cm"/>
          <draw:glue-point draw:id="76" svg:x="-5cm" svg:y="-1.665cm"/>
          <draw:glue-point draw:id="77" svg:x="-5cm" svg:y="2.038cm"/>
          <draw:glue-point draw:id="78" svg:x="5cm" svg:y="4.631cm"/>
          <draw:glue-point draw:id="79" svg:x="5cm" svg:y="4.26cm"/>
          <draw:glue-point draw:id="80" svg:x="5cm" svg:y="3.89cm"/>
          <draw:glue-point draw:id="81" svg:x="5cm" svg:y="3.519cm"/>
          <draw:glue-point draw:id="82" svg:x="5cm" svg:y="3.149cm"/>
          <draw:glue-point draw:id="83" svg:x="5cm" svg:y="2.779cm"/>
          <text:p text:style-name="P1">P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3.302cm" svg:height="6.477cm" svg:x="18.653cm" svg:y="10.144cm">
          <draw:glue-point draw:id="60" svg:x="-5cm" svg:y="4.804cm"/>
          <draw:glue-point draw:id="61" svg:x="-5cm" svg:y="4.608cm"/>
          <draw:glue-point draw:id="62" svg:x="-5cm" svg:y="4.412cm"/>
          <draw:glue-point draw:id="63" svg:x="-5cm" svg:y="4.216cm"/>
          <draw:glue-point draw:id="64" svg:x="-5cm" svg:y="4.02cm"/>
          <draw:glue-point draw:id="65" svg:x="-5cm" svg:y="3.824cm"/>
          <draw:glue-point draw:id="66" svg:x="-5cm" svg:y="3.628cm"/>
          <draw:glue-point draw:id="67" svg:x="-5cm" svg:y="3.432cm"/>
          <draw:glue-point draw:id="68" svg:x="-5cm" svg:y="3.236cm"/>
          <draw:glue-point draw:id="69" svg:x="-5cm" svg:y="3.039cm"/>
          <draw:glue-point draw:id="70" svg:x="-5cm" svg:y="2.843cm"/>
          <draw:glue-point draw:id="71" svg:x="-5cm" svg:y="2.647cm"/>
          <draw:glue-point draw:id="72" svg:x="-5cm" svg:y="2.451cm"/>
          <draw:glue-point draw:id="73" svg:x="-5cm" svg:y="2.255cm"/>
          <draw:glue-point draw:id="74" svg:x="-5cm" svg:y="2.059cm"/>
          <draw:glue-point draw:id="75" svg:x="-5cm" svg:y="1.863cm"/>
          <draw:glue-point draw:id="76" svg:x="-5cm" svg:y="1.667cm"/>
          <draw:glue-point draw:id="77" svg:x="-5cm" svg:y="1.471cm"/>
          <draw:glue-point draw:id="78" svg:x="-5cm" svg:y="1.275cm"/>
          <draw:glue-point draw:id="79" svg:x="-5cm" svg:y="1.079cm"/>
          <draw:glue-point draw:id="80" svg:x="-5cm" svg:y="0.883cm"/>
          <draw:glue-point draw:id="81" svg:x="-5cm" svg:y="0.687cm"/>
          <draw:glue-point draw:id="82" svg:x="-5cm" svg:y="0.49cm"/>
          <draw:glue-point draw:id="83" svg:x="-5cm" svg:y="0.294cm"/>
          <draw:glue-point draw:id="84" svg:x="-5cm" svg:y="0.294cm"/>
          <draw:glue-point draw:id="85" svg:x="-5cm" svg:y="0.098cm"/>
          <draw:glue-point draw:id="86" svg:x="-5cm" svg:y="-0.097cm"/>
          <draw:glue-point draw:id="87" svg:x="-5cm" svg:y="-0.293cm"/>
          <draw:glue-point draw:id="88" svg:x="-5cm" svg:y="-0.489cm"/>
          <draw:glue-point draw:id="89" svg:x="-5cm" svg:y="-0.685cm"/>
          <draw:glue-point draw:id="90" svg:x="-5cm" svg:y="-0.881cm"/>
          <draw:glue-point draw:id="91" svg:x="-5cm" svg:y="-1.077cm"/>
          <draw:glue-point draw:id="92" svg:x="-5cm" svg:y="-1.273cm"/>
          <draw:glue-point draw:id="93" svg:x="-5cm" svg:y="-1.469cm"/>
          <draw:glue-point draw:id="94" svg:x="-5cm" svg:y="-1.665cm"/>
          <draw:glue-point draw:id="95" svg:x="-5cm" svg:y="-1.861cm"/>
          <draw:glue-point draw:id="96" svg:x="-5cm" svg:y="-2.058cm"/>
          <draw:glue-point draw:id="97" svg:x="-5cm" svg:y="-2.254cm"/>
          <draw:glue-point draw:id="98" svg:x="-5cm" svg:y="-2.45cm"/>
          <draw:glue-point draw:id="99" svg:x="-5cm" svg:y="-2.646cm"/>
          <draw:glue-point draw:id="100" svg:x="-5cm" svg:y="-4.803cm"/>
          <draw:glue-point draw:id="101" svg:x="-5cm" svg:y="-4.607cm"/>
          <draw:glue-point draw:id="102" svg:x="-5cm" svg:y="-4.41cm"/>
          <draw:glue-point draw:id="103" svg:x="-5cm" svg:y="-4.214cm"/>
          <draw:glue-point draw:id="104" svg:x="-5cm" svg:y="-4.018cm"/>
          <draw:glue-point draw:id="105" svg:x="-5cm" svg:y="-3.822cm"/>
          <draw:glue-point draw:id="106" svg:x="-5cm" svg:y="-3.626cm"/>
          <draw:glue-point draw:id="107" svg:x="-5cm" svg:y="-3.234cm"/>
          <draw:glue-point draw:id="108" svg:x="-5cm" svg:y="-3.43cm"/>
          <draw:glue-point draw:id="109" svg:x="-5cm" svg:y="-3.038cm"/>
          <draw:glue-point draw:id="110" svg:x="-5cm" svg:y="-2.842cm"/>
          <draw:glue-point draw:id="111" svg:x="5cm" svg:y="0.098cm"/>
          <draw:glue-point draw:id="112" svg:x="5cm" svg:y="0.294cm"/>
          <draw:glue-point draw:id="113" svg:x="5cm" svg:y="-0.097cm"/>
          <text:p text:style-name="P1">Sistem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21.701cm" svg:y1="10.144cm" svg:x2="21.701cm" svg:y2="16.621cm">
          <text:p/>
        </draw:line>
        <draw:line draw:style-name="gr7" draw:text-style-name="P2" draw:layer="layout" svg:x1="18.907cm" svg:y1="10.144cm" svg:x2="18.907cm" svg:y2="16.621cm">
          <text:p/>
        </draw:line>
        <draw:connector draw:style-name="gr8" draw:text-style-name="P4" draw:layer="layout" svg:x1="18.653cm" svg:y1="11.034cm" svg:x2="5.699cm" svg:y2="11.034cm" draw:start-shape="id1" draw:start-glue-point="106" draw:end-shape="id2" draw:end-glue-point="75" svg:d="M18653 11034h-12954" svg:viewBox="0 0 12955 1">
          <text:p text:style-name="P3">Notifica Conformidad</text:p>
        </draw:connector>
        <draw:connector draw:style-name="gr9" draw:text-style-name="P6" draw:layer="layout" svg:x1="18.653cm" svg:y1="10.78cm" svg:x2="5.699cm" svg:y2="10.78cm" draw:start-shape="id1" draw:start-glue-point="104" draw:end-shape="id2" draw:end-glue-point="73" svg:d="M18653 10780h-12954" svg:viewBox="0 0 12955 1">
          <text:p text:style-name="P5">Autentifica</text:p>
        </draw:connector>
        <draw:connector draw:style-name="gr9" draw:text-style-name="P6" draw:layer="layout" svg:x1="18.653cm" svg:y1="10.526cm" svg:x2="5.699cm" svg:y2="10.525cm" draw:start-shape="id1" draw:start-glue-point="102" draw:end-shape="id2" draw:end-glue-point="71" svg:d="M18653 10526h-6477v-1h-6477" svg:viewBox="0 0 12955 2">
          <text:p text:style-name="P5">Se Registra</text:p>
        </draw:connector>
        <draw:connector draw:style-name="gr10" draw:text-style-name="P8" draw:layer="layout" svg:x1="18.653cm" svg:y1="10.272cm" svg:x2="5.699cm" svg:y2="10.272cm" draw:start-shape="id1" draw:start-glue-point="100" draw:end-shape="id2" draw:end-glue-point="69" svg:d="M18653 10272h-12954" svg:viewBox="0 0 12955 1">
          <text:p text:style-name="P7"><text:span text:style-name="T1">Cargar Nuevo Proyecto</text:span></text:p>
        </draw:connector>
        <draw:connector draw:style-name="gr11" draw:text-style-name="P5" draw:layer="layout" svg:x1="14.208cm" svg:y1="13.826cm" svg:x2="18.653cm" svg:y2="13.826cm" draw:start-shape="id3" draw:start-glue-point="24" draw:end-shape="id1" draw:end-glue-point="81" svg:d="M14208 13826h4445" svg:viewBox="0 0 4446 1">
          <text:p text:style-name="P7"><text:span text:style-name="T1">Notificar novedades por parte del PM</text:span></text:p>
        </draw:connector>
        <draw:connector draw:style-name="gr11" draw:text-style-name="P5" draw:layer="layout" svg:x1="18.653cm" svg:y1="13.572cm" svg:x2="14.208cm" svg:y2="13.572cm" draw:start-shape="id1" draw:start-glue-point="83" draw:end-shape="id3" draw:end-glue-point="26" svg:d="M18653 13572h-4445" svg:viewBox="0 0 4446 1">
          <text:p text:style-name="P1"><text:span text:style-name="T1">Revisa la conformidad de los </text:span></text:p>
        </draw:connector>
        <draw:connector draw:style-name="gr11" draw:text-style-name="P5" draw:layer="layout" svg:x1="18.653cm" svg:y1="13.32cm" svg:x2="14.208cm" svg:y2="13.318cm" draw:start-shape="id1" draw:start-glue-point="86" draw:end-shape="id3" draw:end-glue-point="28" svg:d="M18653 13320h-2222v-2h-2223" svg:viewBox="0 0 4446 3">
          <text:p text:style-name="P1"><text:span text:style-name="T1">Solicita cambiar PM</text:span></text:p>
        </draw:connector>
        <draw:connector draw:style-name="gr11" draw:text-style-name="P5" draw:layer="layout" svg:x1="18.653cm" svg:y1="13.066cm" svg:x2="14.208cm" svg:y2="13.064cm" draw:start-shape="id1" draw:start-glue-point="88" draw:end-shape="id3" draw:end-glue-point="30" svg:d="M18653 13066h-2222v-2h-2223" svg:viewBox="0 0 4446 3">
          <text:p text:style-name="P1"><text:span text:style-name="T1">Carga solicitud de Proyecto</text:span></text:p>
        </draw:connector>
        <draw:connector draw:style-name="gr11" draw:text-style-name="P5" draw:layer="layout" svg:x1="18.653cm" svg:y1="12.812cm" svg:x2="14.208cm" svg:y2="12.812cm" draw:start-shape="id1" draw:start-glue-point="90" draw:end-shape="id3" draw:end-glue-point="32" svg:d="M18653 12812h-4445" svg:viewBox="0 0 4446 1">
          <text:p text:style-name="P7"><text:span text:style-name="T1">Modifica lista de PMs</text:span></text:p>
        </draw:connector>
        <draw:connector draw:style-name="gr11" draw:text-style-name="P5" draw:layer="layout" svg:x1="18.653cm" svg:y1="12.558cm" svg:x2="14.208cm" svg:y2="12.558cm" draw:start-shape="id1" draw:start-glue-point="92" draw:end-shape="id3" draw:end-glue-point="34" svg:d="M18653 12558h-4445" svg:viewBox="0 0 4446 1">
          <text:p text:style-name="P7"><text:span text:style-name="T1">Informa decision sobre propuesta</text:span></text:p>
        </draw:connector>
        <draw:connector draw:style-name="gr11" draw:text-style-name="P5" draw:layer="layout" svg:x1="14.208cm" svg:y1="12.304cm" svg:x2="18.653cm" svg:y2="12.304cm" draw:start-shape="id3" draw:start-glue-point="36" draw:end-shape="id1" draw:end-glue-point="94" svg:d="M14208 12304h4445" svg:viewBox="0 0 4446 1">
          <text:p text:style-name="P1"><text:span text:style-name="T1">Informa propuesta</text:span></text:p>
        </draw:connector>
        <draw:connector draw:style-name="gr11" draw:text-style-name="P5" draw:layer="layout" svg:x1="18.653cm" svg:y1="12.05cm" svg:x2="14.208cm" svg:y2="12.05cm" draw:start-shape="id1" draw:start-glue-point="96" draw:end-shape="id3" draw:end-glue-point="39" svg:d="M18653 12050h-4445" svg:viewBox="0 0 4446 1">
          <text:p text:style-name="P7"><text:span text:style-name="T1">Modifica datos de las cuentas</text:span></text:p>
        </draw:connector>
        <draw:connector draw:style-name="gr11" draw:text-style-name="P5" draw:layer="layout" svg:x1="18.653cm" svg:y1="11.796cm" svg:x2="14.208cm" svg:y2="11.796cm" draw:start-shape="id1" draw:start-glue-point="98" draw:end-shape="id3" draw:end-glue-point="41" svg:d="M18653 11796h-4445" svg:viewBox="0 0 4446 1">
          <text:p text:style-name="P1"><text:span text:style-name="T1">Autentifica</text:span></text:p>
        </draw:connector>
        <draw:connector draw:style-name="gr12" draw:text-style-name="P9" draw:layer="layout" svg:x1="14.208cm" svg:y1="14.464cm" svg:x2="18.653cm" svg:y2="14.462cm" svg:d="M14208 14464h2223v-2h2222" svg:viewBox="0 0 4446 3">
          <text:p text:style-name="P9"><text:span text:style-name="T2">Seleccionar PM </text:span></text:p>
        </draw:connector>
        <draw:connector draw:style-name="gr13" draw:text-style-name="P5" draw:layer="layout" svg:x1="14.208cm" svg:y1="14.718cm" svg:x2="18.653cm" svg:y2="14.716cm" svg:d="M14208 14718h2223v-2h2222" svg:viewBox="0 0 4446 3">
          <text:p text:style-name="P7"><text:span text:style-name="T1">Seleccionar Proveedor</text:span></text:p>
        </draw:connector>
        <draw:connector draw:style-name="gr13" draw:text-style-name="P5" draw:layer="layout" svg:x1="14.208cm" svg:y1="14.971cm" svg:x2="18.653cm" svg:y2="14.969cm" draw:start-shape="id4" draw:start-glue-point="54" draw:end-shape="id1" draw:end-glue-point="72" svg:d="M14208 14971h2223v-2h2222" svg:viewBox="0 0 4446 3">
          <text:p text:style-name="P7"><text:span text:style-name="T1">Envia Propuesta</text:span></text:p>
        </draw:connector>
        <draw:connector draw:style-name="gr12" draw:text-style-name="P5" draw:layer="layout" svg:x1="14.208cm" svg:y1="15.225cm" svg:x2="18.653cm" svg:y2="15.223cm" draw:start-shape="id4" draw:start-glue-point="56" draw:end-shape="id1" draw:end-glue-point="70" svg:d="M14208 15225h2223v-2h2222" svg:viewBox="0 0 4446 3">
          <text:p text:style-name="P7"><text:span text:style-name="T1">Informa decision sobre Propuesta</text:span></text:p>
        </draw:connector>
        <draw:connector draw:style-name="gr13" draw:text-style-name="P5" draw:layer="layout" svg:x1="14.208cm" svg:y1="15.479cm" svg:x2="18.653cm" svg:y2="15.477cm" draw:start-shape="id4" draw:start-glue-point="58" draw:end-shape="id1" draw:end-glue-point="68" svg:d="M14208 15479h2223v-2h2222" svg:viewBox="0 0 4446 3">
          <text:p text:style-name="P7"><text:span text:style-name="T1">Autentifica</text:span></text:p>
        </draw:connector>
        <draw:connector draw:style-name="gr13" draw:text-style-name="P5" draw:layer="layout" svg:x1="14.208cm" svg:y1="15.733cm" svg:x2="18.653cm" svg:y2="15.731cm" draw:start-shape="id4" draw:start-glue-point="60" draw:end-shape="id1" draw:end-glue-point="66" svg:d="M14208 15733h2223v-2h2222" svg:viewBox="0 0 4446 3">
          <text:p text:style-name="P7"><text:span text:style-name="T1">Modifica datos de su cuenta</text:span></text:p>
        </draw:connector>
        <draw:connector draw:style-name="gr14" draw:text-style-name="P6" draw:layer="layout" svg:x1="14.208cm" svg:y1="15.987cm" svg:x2="18.653cm" svg:y2="15.985cm" draw:start-shape="id4" draw:start-glue-point="62" draw:end-shape="id1" draw:end-glue-point="64" svg:d="M14208 15987h2223v-2h2222" svg:viewBox="0 0 4446 3">
          <text:p text:style-name="P7"><text:span text:style-name="T1">Notifica novedades</text:span></text:p>
        </draw:connector>
        <draw:connector draw:style-name="gr15" draw:text-style-name="P6" draw:layer="layout" svg:x1="14.208cm" svg:y1="16.239cm" svg:x2="18.653cm" svg:y2="16.239cm" draw:start-shape="id4" draw:start-glue-point="64" draw:end-shape="id1" draw:end-glue-point="62" svg:d="M14208 16239h4445" svg:viewBox="0 0 4446 1">
          <text:p text:style-name="P7"><text:span text:style-name="T1">Recibe contratos</text:span></text:p>
        </draw:connector>
        <draw:connector draw:style-name="gr14" draw:text-style-name="P6" draw:layer="layout" svg:x1="14.208cm" svg:y1="16.493cm" svg:x2="18.653cm" svg:y2="16.493cm" draw:start-shape="id4" draw:start-glue-point="66" draw:end-shape="id1" draw:end-glue-point="60" svg:d="M14208 16493h4445" svg:viewBox="0 0 4446 1">
          <text:p text:style-name="P7"><text:span text:style-name="T1">Notifica firma/rechazo de contratos</text:span></text:p>
        </draw:connector>
        <draw:connector draw:style-name="gr16" draw:text-style-name="P10" draw:layer="layout" svg:x1="10.906cm" svg:y1="12.812cm" svg:x2="5.699cm" svg:y2="12.811cm" draw:start-shape="id3" draw:start-glue-point="44" draw:end-shape="id2" draw:end-glue-point="77" svg:d="M10906 12812h-2603v-1h-2604" svg:viewBox="0 0 5208 2">
          <text:p text:style-name="P7"><text:span text:style-name="T1">Informa sobre nuevo proyecto</text:span></text:p>
        </draw:connector>
        <draw:connector draw:style-name="gr16" draw:text-style-name="P10" draw:layer="layout" svg:x1="5.699cm" svg:y1="13.066cm" svg:x2="10.906cm" svg:y2="13.064cm" draw:start-shape="id2" draw:start-glue-point="79" draw:end-shape="id3" draw:end-glue-point="45" svg:d="M5699 13066h2604v-2h2603" svg:viewBox="0 0 5208 3">
          <text:p text:style-name="P1"><text:span text:style-name="T1">Averigua las razones sobre su conformidad</text:span></text:p>
        </draw:connector>
        <draw:connector draw:style-name="gr16" draw:text-style-name="P10" draw:layer="layout" svg:x1="10.906cm" svg:y1="16.62cm" svg:x2="5.699cm" svg:y2="16.621cm" draw:start-shape="id4" draw:start-glue-point="75" draw:end-shape="id2" draw:end-glue-point="89" svg:d="M10906 16620h-2603v1h-2604" svg:viewBox="0 0 5208 2">
          <text:p text:style-name="P7"><text:span text:style-name="T1">Exige adicionales</text:span></text:p>
        </draw:connector>
        <draw:connector draw:style-name="gr17" draw:text-style-name="P11" draw:layer="layout" svg:x1="5.699cm" svg:y1="16.493cm" svg:x2="5.699cm" svg:y2="16.493cm" draw:start-shape="id2" draw:start-glue-point="80" draw:end-shape="id2" draw:end-glue-point="80" svg:d="M5699 16493z" svg:viewBox="0 0 1 1">
          <text:p/>
        </draw:connector>
        <draw:connector draw:style-name="gr16" draw:text-style-name="P10" draw:layer="layout" svg:x1="10.906cm" svg:y1="16.366cm" svg:x2="5.699cm" svg:y2="16.366cm" draw:start-shape="id4" draw:start-glue-point="71" draw:end-shape="id2" draw:end-glue-point="82" svg:d="M10906 16366h-5207" svg:viewBox="0 0 5208 1">
          <text:p text:style-name="P7"><text:span text:style-name="T1">Informa decision respecto al contrato</text:span></text:p>
        </draw:connector>
        <draw:connector draw:style-name="gr16" draw:text-style-name="P10" draw:layer="layout" svg:x1="5.699cm" svg:y1="16.112cm" svg:x2="10.906cm" svg:y2="16.112cm" draw:start-shape="id2" draw:start-glue-point="83" draw:end-shape="id4" draw:end-glue-point="67" svg:d="M5699 16112h5207" svg:viewBox="0 0 5208 1">
          <text:p text:style-name="P1"><text:span text:style-name="T1">Presenta contrato para el cliente</text:span></text:p>
        </draw:connector>
        <draw:connector draw:style-name="gr16" draw:text-style-name="P10" draw:layer="layout" svg:x1="5.699cm" svg:y1="15.859cm" svg:x2="10.906cm" svg:y2="15.86cm" draw:start-shape="id2" draw:start-glue-point="84" draw:end-shape="id4" draw:end-glue-point="70" svg:d="M5699 15859h2604v1h2603" svg:viewBox="0 0 5208 2">
          <text:p text:style-name="P1"><text:span text:style-name="T1">Supervisa proyecto</text:span></text:p>
        </draw:connector>
        <draw:connector draw:style-name="gr16" draw:text-style-name="P10" draw:layer="layout" svg:x1="5.699cm" svg:y1="15.604cm" svg:x2="10.906cm" svg:y2="15.606cm" draw:start-shape="id2" draw:start-glue-point="88" draw:end-shape="id4" draw:end-glue-point="74" svg:d="M5699 15604h2604v2h2603" svg:viewBox="0 0 5208 3">
          <text:p text:style-name="P1"><text:span text:style-name="T1">Define alcance y condiciones</text:span></text:p>
        </draw:connector>
        <draw:connector draw:style-name="gr16" draw:text-style-name="P10" draw:layer="layout" svg:x1="14.208cm" svg:y1="17.636cm" svg:x2="35.671cm" svg:y2="17.636cm" draw:start-shape="id4" draw:start-glue-point="78" draw:end-shape="id5" draw:end-glue-point="4" svg:d="M14208 17636h21463" svg:viewBox="0 0 21464 1">
          <text:p text:style-name="P1"><text:span text:style-name="T1">Informa decision respecto al contrato</text:span></text:p>
        </draw:connector>
        <draw:connector draw:style-name="gr18" draw:text-style-name="P10" draw:layer="layout" svg:x1="14.208cm" svg:y1="17.382cm" svg:x2="35.671cm" svg:y2="17.383cm" draw:start-shape="id4" draw:start-glue-point="80" draw:end-shape="id5" draw:end-glue-point="6" svg:d="M14208 17382h10732v1h10731" svg:viewBox="0 0 21464 2">
          <text:p text:style-name="P1"><text:span text:style-name="T1">Presenta contrato para el proveedor</text:span></text:p>
        </draw:connector>
        <draw:connector draw:style-name="gr19" draw:text-style-name="P10" draw:layer="layout" svg:x1="14.208cm" svg:y1="17.128cm" svg:x2="35.671cm" svg:y2="17.128cm" draw:start-shape="id4" draw:start-glue-point="82" draw:end-shape="id5" draw:end-glue-point="8" svg:d="M14208 17128h21463" svg:viewBox="0 0 21464 1">
          <text:p text:style-name="P1"><text:span text:style-name="T1">Presenta un proyecto y define presupesto</text:span></text:p>
        </draw:connector>
        <draw:connector draw:style-name="gr14" draw:text-style-name="P6" draw:layer="layout" svg:x1="26.527cm" svg:y1="13.32cm" svg:x2="21.955cm" svg:y2="13.32cm" draw:start-shape="id6" draw:start-glue-point="6" draw:end-shape="id1" draw:end-glue-point="113" svg:d="M26527 13320h-4572" svg:viewBox="0 0 4573 1">
          <text:p text:style-name="P7"><text:span text:style-name="T1">Modifica base de datos de proveedores</text:span></text:p>
        </draw:connector>
        <draw:connector draw:style-name="gr14" draw:text-style-name="P6" draw:layer="layout" svg:x1="26.527cm" svg:y1="13.572cm" svg:x2="21.955cm" svg:y2="13.572cm" draw:start-shape="id6" draw:start-glue-point="5" draw:end-shape="id1" draw:end-glue-point="112" svg:d="M26527 13572h-4572" svg:viewBox="0 0 4573 1">
          <text:p text:style-name="P7"><text:span text:style-name="T1">Autentifica</text:span></text:p>
        </draw:connector>
        <draw:connector draw:style-name="gr15" draw:text-style-name="P6" draw:layer="layout" svg:x1="35.671cm" svg:y1="13.32cm" svg:x2="30.337cm" svg:y2="13.32cm" draw:start-shape="id5" draw:start-glue-point="12" draw:end-shape="id6" draw:end-glue-point="8" svg:d="M35671 13320h-5334" svg:viewBox="0 0 5335 1">
          <text:p text:style-name="P7"><text:span text:style-name="T1">Solicita datos y comprobante de seguro al dia</text:span></text:p>
        </draw:connector>
        <draw:connector draw:style-name="gr14" draw:text-style-name="P6" draw:layer="layout" svg:x1="35.671cm" svg:y1="13.573cm" svg:x2="30.337cm" svg:y2="13.572cm" draw:start-shape="id5" draw:start-glue-point="14" draw:end-shape="id6" draw:end-glue-point="10" svg:d="M35671 13573h-2667v-1h-2667" svg:viewBox="0 0 5335 2">
          <text:p text:style-name="P5"><text:span text:style-name="T1">Envia datos y comprobante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23:45:22.700000000</meta:creation-date>
    <dc:date>2016-04-12T03:40:58.260000000</dc:date>
    <meta:editing-duration>PT34M32S</meta:editing-duration>
    <meta:editing-cycles>8</meta:editing-cycles>
    <meta:generator>LibreOffice/5.0.5.2$Windows_x86 LibreOffice_project/55b006a02d247b5f7215fc6ea0fde844b30035b3</meta:generator>
    <meta:document-statistic meta:object-count="45"/>
  </office:meta>
</office:document-meta>
</file>